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4386834" officeooo:paragraph-rsid="04386834" fo:background-color="#e6e6e6"/>
    </style:style>
    <style:style style:name="P2" style:family="paragraph" style:parent-style-name="Standard">
      <style:text-properties officeooo:rsid="04386834" officeooo:paragraph-rsid="043ef777" fo:background-color="#e6e6e6"/>
    </style:style>
    <style:style style:name="T1" style:family="text">
      <style:text-properties officeooo:rsid="04399707"/>
    </style:style>
    <style:style style:name="T2" style:family="text">
      <style:text-properties officeooo:rsid="0439eca2"/>
    </style:style>
    <style:style style:name="T3" style:family="text">
      <style:text-properties officeooo:rsid="043d7377"/>
    </style:style>
    <style:style style:name="T4" style:family="text">
      <style:text-properties officeooo:rsid="043e125a"/>
    </style:style>
    <style:style style:name="T5" style:family="text">
      <style:text-properties officeooo:rsid="043e65f1"/>
    </style:style>
    <style:style style:name="T6" style:family="text">
      <style:text-properties officeooo:rsid="043ef777"/>
    </style:style>
    <style:style style:name="T7" style:family="text">
      <style:text-properties officeooo:rsid="0440f567"/>
    </style:style>
    <style:style style:name="T8" style:family="text">
      <style:text-properties officeooo:rsid="04419c98"/>
    </style:style>
    <style:style style:name="T9" style:family="text">
      <style:text-properties officeooo:rsid="0446fd36"/>
    </style:style>
    <style:style style:name="T10" style:family="text">
      <style:text-properties officeooo:rsid="044a5d1b"/>
    </style:style>
    <style:style style:name="T11" style:family="text">
      <style:text-properties officeooo:rsid="044bfc14"/>
    </style:style>
    <style:style style:name="T12" style:family="text">
      <style:text-properties officeooo:rsid="044d37c9"/>
    </style:style>
    <style:style style:name="T13" style:family="text">
      <style:text-properties officeooo:rsid="044e1ec6"/>
    </style:style>
    <style:style style:name="T14" style:family="text">
      <style:text-properties officeooo:rsid="044e64ca"/>
    </style:style>
    <style:style style:name="T15" style:family="text">
      <style:text-properties officeooo:rsid="044f3aaa"/>
    </style:style>
    <style:style style:name="T16" style:family="text">
      <style:text-properties officeooo:rsid="04560274"/>
    </style:style>
    <style:style style:name="T17" style:family="text">
      <style:text-properties officeooo:rsid="0456fc14"/>
    </style:style>
    <style:style style:name="T18" style:family="text">
      <style:text-properties officeooo:rsid="04597b78"/>
    </style:style>
    <style:style style:name="T19" style:family="text">
      <style:text-properties officeooo:rsid="045ada8a"/>
    </style:style>
    <style:style style:name="T20" style:family="text">
      <style:text-properties officeooo:rsid="045b5c13"/>
    </style:style>
    <style:style style:name="T21" style:family="text">
      <style:text-properties officeooo:rsid="045d2932"/>
    </style:style>
    <style:style style:name="T22" style:family="text">
      <style:text-properties officeooo:rsid="045eb0d5"/>
    </style:style>
    <style:style style:name="T23" style:family="text">
      <style:text-properties officeooo:rsid="0461b10b"/>
    </style:style>
    <style:style style:name="T24" style:family="text">
      <style:text-properties officeooo:rsid="04620cfb"/>
    </style:style>
    <style:style style:name="T25" style:family="text">
      <style:text-properties officeooo:rsid="04643a74"/>
    </style:style>
    <style:style style:name="T26" style:family="text">
      <style:text-properties officeooo:rsid="0465cdd5"/>
    </style:style>
    <style:style style:name="T27" style:family="text">
      <style:text-properties officeooo:rsid="0466fcb4"/>
    </style:style>
    <style:style style:name="T28" style:family="text">
      <style:text-properties officeooo:rsid="0467ff7e"/>
    </style:style>
    <style:style style:name="T29" style:family="text">
      <style:text-properties officeooo:rsid="046937d0"/>
    </style:style>
    <style:style style:name="T30" style:family="text">
      <style:text-properties officeooo:rsid="04699e44"/>
    </style:style>
    <style:style style:name="T31" style:family="text">
      <style:text-properties officeooo:rsid="046ba9fc"/>
    </style:style>
    <style:style style:name="T32" style:family="text">
      <style:text-properties officeooo:rsid="046c5b92"/>
    </style:style>
    <style:style style:name="T33" style:family="text">
      <style:text-properties officeooo:rsid="046caf79"/>
    </style:style>
    <style:style style:name="T34" style:family="text">
      <style:text-properties officeooo:rsid="0471635a"/>
    </style:style>
    <style:style style:name="T35" style:family="text">
      <style:text-properties officeooo:rsid="04735c82"/>
    </style:style>
    <style:style style:name="T36" style:family="text">
      <style:text-properties officeooo:rsid="04753311"/>
    </style:style>
    <style:style style:name="T37" style:family="text">
      <style:text-properties officeooo:rsid="04770d3a"/>
    </style:style>
    <style:style style:name="T38" style:family="text">
      <style:text-properties officeooo:rsid="0478b642"/>
    </style:style>
    <style:style style:name="T39" style:family="text">
      <style:text-properties officeooo:rsid="047a6960"/>
    </style:style>
    <style:style style:name="T40" style:family="text">
      <style:text-properties officeooo:rsid="047b08a2"/>
    </style:style>
    <style:style style:name="T41" style:family="text">
      <style:text-properties officeooo:rsid="047f767d"/>
    </style:style>
    <style:style style:name="T42" style:family="text">
      <style:text-properties officeooo:rsid="0481871e"/>
    </style:style>
    <style:style style:name="T43" style:family="text">
      <style:text-properties officeooo:rsid="048216c2"/>
    </style:style>
    <style:style style:name="T44" style:family="text">
      <style:text-properties officeooo:rsid="0483cfdf"/>
    </style:style>
    <style:style style:name="T45" style:family="text">
      <style:text-properties officeooo:rsid="0483d371"/>
    </style:style>
    <style:style style:name="T46" style:family="text">
      <style:text-properties officeooo:rsid="0484dc4a"/>
    </style:style>
    <style:style style:name="T47" style:family="text">
      <style:text-properties officeooo:rsid="048575c6"/>
    </style:style>
    <style:style style:name="T48" style:family="text">
      <style:text-properties officeooo:rsid="04865ea1"/>
    </style:style>
    <style:style style:name="T49" style:family="text">
      <style:text-properties officeooo:rsid="0486f56b"/>
    </style:style>
    <style:style style:name="T50" style:family="text">
      <style:text-properties officeooo:rsid="04887388"/>
    </style:style>
    <style:style style:name="T51" style:family="text">
      <style:text-properties officeooo:rsid="048977cb"/>
    </style:style>
    <style:style style:name="T52" style:family="text">
      <style:text-properties officeooo:rsid="048b5d9b"/>
    </style:style>
    <style:style style:name="T53" style:family="text">
      <style:text-properties officeooo:rsid="048cf80f"/>
    </style:style>
    <style:style style:name="T54" style:family="text">
      <style:text-properties officeooo:rsid="0490910a"/>
    </style:style>
    <style:style style:name="T55" style:family="text">
      <style:text-properties officeooo:rsid="0490b999"/>
    </style:style>
    <style:style style:name="T56" style:family="text">
      <style:text-properties officeooo:rsid="04923567"/>
    </style:style>
    <style:style style:name="T57" style:family="text">
      <style:text-properties officeooo:rsid="0492d49c"/>
    </style:style>
    <style:style style:name="T58" style:family="text">
      <style:text-properties officeooo:rsid="0493d70f"/>
    </style:style>
    <style:style style:name="T59" style:family="text">
      <style:text-properties officeooo:rsid="049580e8"/>
    </style:style>
    <style:style style:name="T60" style:family="text">
      <style:text-properties officeooo:rsid="04961f90"/>
    </style:style>
    <style:style style:name="T61" style:family="text">
      <style:text-properties officeooo:rsid="049827c0"/>
    </style:style>
    <style:style style:name="T62" style:family="text">
      <style:text-properties officeooo:rsid="0499390f"/>
    </style:style>
    <style:style style:name="T63" style:family="text">
      <style:text-properties officeooo:rsid="0499e748"/>
    </style:style>
    <style:style style:name="T64" style:family="text">
      <style:text-properties officeooo:rsid="049a4ac5"/>
    </style:style>
    <style:style style:name="T65" style:family="text">
      <style:text-properties officeooo:rsid="049c6cca"/>
    </style:style>
    <style:style style:name="T66" style:family="text">
      <style:text-properties officeooo:rsid="049e351c"/>
    </style:style>
    <style:style style:name="T67" style:family="text">
      <style:text-properties officeooo:rsid="049e4f2d"/>
    </style:style>
    <style:style style:name="T68" style:family="text">
      <style:text-properties officeooo:rsid="049fc496"/>
    </style:style>
    <style:style style:name="T69" style:family="text">
      <style:text-properties officeooo:rsid="04a07366"/>
    </style:style>
    <style:style style:name="T70" style:family="text">
      <style:text-properties officeooo:rsid="04a11dcb"/>
    </style:style>
    <style:style style:name="T71" style:family="text">
      <style:text-properties officeooo:rsid="04a1be3d"/>
    </style:style>
    <style:style style:name="T72" style:family="text">
      <style:text-properties officeooo:rsid="04a26225"/>
    </style:style>
    <style:style style:name="T73" style:family="text">
      <style:text-properties officeooo:rsid="04a36424"/>
    </style:style>
    <style:style style:name="T74" style:family="text">
      <style:text-properties officeooo:rsid="04a413d6"/>
    </style:style>
    <style:style style:name="T75" style:family="text">
      <style:text-properties officeooo:rsid="04a4e69b"/>
    </style:style>
    <style:style style:name="T76" style:family="text">
      <style:text-properties officeooo:rsid="04a6aebe"/>
    </style:style>
    <style:style style:name="T77" style:family="text">
      <style:text-properties officeooo:rsid="04a7e857"/>
    </style:style>
    <style:style style:name="T78" style:family="text">
      <style:text-properties officeooo:rsid="04a93f91"/>
    </style:style>
    <style:style style:name="T79" style:family="text">
      <style:text-properties officeooo:rsid="04aaca3c"/>
    </style:style>
    <style:style style:name="T80" style:family="text">
      <style:text-properties officeooo:rsid="04ac20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Discussion chapter</text:p>
      <text:p text:style-name="P1">%% author Liu Peng</text:p>
      <text:p text:style-name="P1">This chapter reviews the work that is done during this thesis project and</text:p>
      <text:p text:style-name="P1">summarizes the conclusion of this thesis. Section \ref{5_1} draws the</text:p>
      <text:p text:style-name="P1">conclusion of this thesis project. Section \ref{5_2} describes the further</text:p>
      <text:p text:style-name="P1">possible development <text:span text:style-name="T1">that </text:span>could be conducted to improve <text:span text:style-name="T2">our current home-networking</text:span> solution. Finally, Section \ref{5_3} discusses the future trend of multimedia home networking.</text:p>
      <text:p text:style-name="P1">\subsection{Conclusion\label{5_1}}</text:p>
      <text:p text:style-name="P1">Since <text:span text:style-name="T3">its</text:span> launch in November 2013, our application has received over 1 million</text:p>
      <text:p text:style-name="P1">downloads and a daily active user number of over 15000. People from 99\% percent</text:p>
      <text:p text:style-name="P1">of all the countries have downloaded and tried our solution. We kept improving</text:p>
      <text:p text:style-name="P1">Streambels and all these statistics have proven that our solution is competitive for multimedia home networking.\\</text:p>
      <text:p text:style-name="P1">\\</text:p>
      <text:p text:style-name="P1">The launch of Streambels has been successful, but the problem of multimedia</text:p>
      <text:p text:style-name="P2"><text:s/>home networking is still not completely solved. <text:span text:style-name="T3">As m</text:span>ore manufacturers <text:span text:style-name="T4">are involved in the development of home networking, </text:span>new standards <text:span text:style-name="T5">are being pushed</text:span> to the market <text:span text:style-name="T6">constantly.</text:span> It is <text:span text:style-name="T7">literally </text:span>not possible to develop <text:span text:style-name="T7">a single system that</text:span> support all <text:span text:style-name="T7">future</text:span> protocols . To improve our solution and solve the problems of home networking, a better understanding and outlook of the future of home networking <text:span text:style-name="T8">is necessary. And new challenges must be identified and accepted.</text:span></text:p>
      <text:p text:style-name="P1"/>
      <text:p text:style-name="P1">\subsection{Further development\label{5_2}}</text:p>
      <text:p text:style-name="P1">\subsubsection{Support for more platforms}</text:p>
      <text:p text:style-name="P1">The <text:span text:style-name="T10">development and implementation</text:span> <text:span text:style-name="T11">of our solution </text:span>on Android has been completed <text:span text:style-name="T9">and the outcome proves to be satisfactory</text:span>. <text:span text:style-name="T12">Our </text:span>next step of developing is to <text:span text:style-name="T13">extend the</text:span> solut<text:span text:style-name="T13">ion to </text:span>other platforms, <text:span text:style-name="T14">including </text:span>Apple iOS and Microsoft Windows, <text:span text:style-name="T15">which are widely recognized as the </text:span>most popular mobile operating systems. <text:span text:style-name="T16">We would like</text:span> to <text:span text:style-name="T17">expand our product</text:span> <text:span text:style-name="T18">on the </text:span>iOS <text:span text:style-name="T18">platform first </text:span>since it has a larger user base. The work on <text:span text:style-name="T19">the</text:span> iOS version implementation has already <text:span text:style-name="T20">started</text:span>, <text:span text:style-name="T21">and</text:span> the <text:span text:style-name="T21">release</text:span> is already <text:span text:style-name="T21">published</text:span> in the market. <text:span text:style-name="T22">W</text:span>e <text:span text:style-name="T22">are keeping on</text:span> improving <text:span text:style-name="T24">the iOS version product currently,</text:span> <text:span text:style-name="T25">hoping that it will soon match</text:span> the <text:s/>quality <text:span text:style-name="T23">level of our</text:span> Android version.</text:p>
      <text:p text:style-name="P1">\subsubsection{Developing an Software Development Kit}</text:p>
      <text:p text:style-name="P1">One of the limitations of our solution is that <text:span text:style-name="T26">it</text:span> can only work with limited content sources. There are thousands of content providers <text:span text:style-name="T27">in the market</text:span> and it <text:span text:style-name="T28">could hardly</text:span> <text:span text:style-name="T28">be possible</text:span> to integrate <text:span text:style-name="T29">the support of a</text:span>ll content sources by <text:span text:style-name="T30">own development team alone</text:span>. An ideal solution would <text:span text:style-name="T31">be</text:span> to develop a Software Development Kit (SDK), so <text:span text:style-name="T32">that </text:span>the content providers can directly integrate our solution in their software clients, enabling the access to the devices in home networking. Since the release of our Streambels, we have been actively developing this SDK. In the <text:span text:style-name="T33">foreseeable</text:span> future our solution <text:span text:style-name="T34">will likely</text:span> be used by more and more Internet content provides.</text:p>
      <text:p text:style-name="P1">\subsubsection{Integration of receiver functionality}</text:p>
      <text:p text:style-name="P1">Another limitation of our current solution is the content sharing between phones and tablets, <text:span text:style-name="T35">and the content</text:span> sharing between Android and iOS mobile platforms. In the <text:span text:style-name="T36">future</text:span> development, the receiver functionalit<text:span text:style-name="T37">ies will a</text:span>lso be integrated <text:span text:style-name="T38">into </text:span>our solution. By developing our own protocol using existing architecture, the compatibility can be guaranteed across different mobile platforms.</text:p>
      <text:p text:style-name="P1">\subsubsection{Support for multi-session}</text:p>
      <text:p text:style-name="P1">In our current solution, only one receiver device can be selected at the <text:span text:style-name="T39">one</text:span> time. However, there is a use case that user may want to stream the same item to different receiver at the same time. There is also a use case that different media items need to <text:span text:style-name="T40">be </text:span>streamed to different receivers. <text:span text:style-name="T41">In this sense, </text:span>the <text:soft-page-break/>multi-session support <text:span text:style-name="T42">is in real</text:span> demand. Further improvements should <text:span text:style-name="T43">certainly</text:span> take this demand into consideration, and integrate the support for multi-session streaming.</text:p>
      <text:p text:style-name="P1">\subsubsection{Optimization for codec}</text:p>
      <text:p text:style-name="P1">One big problem that is not solved <text:span text:style-name="T44">for</text:span> multimedia home networking is that the codec is quite different from device to device. Having aggregated all content sources, the application should also convert the format of <text:span text:style-name="T45">the aggregated </text:span>content to a format that is supported by the receiver. In further development, better transcoding support should be built in our solution.</text:p>
      <text:p text:style-name="P1">\subsubsection{In-kernel media server}</text:p>
      <text:p text:style-name="P1">One of the key pediments for multimedia home networking is <text:span text:style-name="T46">the </text:span>streaming performance. It is hard to guarantee streaming quality when streaming high bit rate contents. Since Tuxera ha<text:span text:style-name="T47">ve</text:span> <text:span text:style-name="T47">the experts</text:span> in developing file systems in kernel space and has many leading Android phone manufacturers using our file system kernel module, it is possible <text:span text:style-name="T47">for our company to integrate the</text:span> media server functionalit<text:span text:style-name="T47">ies</text:span> <text:span text:style-name="T47">in</text:span>to <text:span text:style-name="T48">the</text:span> Linux kernel space. <text:span text:style-name="T49">In this way</text:span>, the application can use these functions exposed from the kernel in the user space.</text:p>
      <text:p text:style-name="P1">Moreover, similar in-kernel web servers such as <text:span text:style-name="T52">the </text:span>TUX web server \cite{tux_webserver}, have already been implemented by different developers, prov<text:span text:style-name="T50">ing that </text:span>a in-kernel media server is <text:span text:style-name="T51">possible to implement</text:span>.</text:p>
      <text:p text:style-name="P1">\subsection{Future of multimedia home networking\label{5_3}}</text:p>
      <text:p text:style-name="P1">\subsubsection{Device discovery}</text:p>
      <text:p text:style-name="P1"><text:span text:style-name="T54">According to</text:span> all the previous study <text:span text:style-name="T53">on the</text:span> different standards in the market, there are mainly two mechanism<text:span text:style-name="T55">s</text:span> of service discovery introduced: Simple Service Discovery Protocol(SSDP) as a part of UPnP and multicast DNS(mDNS) as part of Zeroconf. Research \cite{zeroconf_vs_upnp} has been done previously to discuss which one is the better solution. Generally speaking, mDNS <text:span text:style-name="T56">provides</text:span> an easier way to implement a new device, since the technology is simpler. While implementing a new device in UPnP would be much harder, since for each new device type, a new UPnP forum will be started to handle the implementation.\\</text:p>
      <text:p text:style-name="P1">\\</text:p>
      <text:p text:style-name="P1">It seems mDNS will finally over take SSDP due to its flexibility. One big sign <text:span text:style-name="T57">of</text:span> this take over is that in <text:span text:style-name="T58">the </text:span>latest DLNA road map, mDNS will <text:span text:style-name="T58">also </text:span>be <text:span text:style-name="T58">enlisted</text:span> in the service discovery protocol <text:span text:style-name="T59">set</text:span>, <text:span text:style-name="T60">with the mandatory requirement of </text:span><text:s/>backward compatibility. However there will be still a long way to go since UPnP has a strong alliance, including hundreds of companies.</text:p>
      <text:p text:style-name="P1">\subsubsection{Information exchange}</text:p>
      <text:p text:style-name="P1">As studied in Chapter \ref{chapter2}, for DLNA <text:span text:style-name="T61">and </text:span>AirPlay the control messages are sent through SOAP (Simple Object Access Protocol), which is based on Hypertext Transfer Protocol (HTTP) and its Extensible Markup Language (XML). However many research \cite{restful_webservice} shows that Representational State Transfer (REST) is the better solution due to its light weight and flexibility. Performance benchmark \cite{performance_restful_saop} has been done to compare the RESTful service to SOAP service <text:span text:style-name="T62">and</text:span> the result shows that the performance of RESTful is obviously <text:span text:style-name="T63">better</text:span>. Therefore future development of home networking solution might move to use RESTful rather than SOAP, <text:s/><text:span text:style-name="T64">in order to</text:span> provide higher flexibility and lower overhead.</text:p>
      <text:p text:style-name="P1">\subsubsection{Streaming protocol}</text:p>
      <text:p text:style-name="P1">According to the study conducted in Chapter \ref{chapter4}, HTTP streaming has better performance <text:span text:style-name="T65">under</text:span> <text:span text:style-name="T65">limited </text:span>bandwidth. While RTSP has a better performance in high packet loss situation. In the case of home networking <text:span text:style-name="T66">where </text:span>the network condition is usually good enough and packet loss is <text:span text:style-name="T67">usually minute</text:span>, HTTP would be a better solution. \\</text:p>
      <text:p text:style-name="P1">\\</text:p>
      <text:p text:style-name="P1">However, there is still one big problem of HTTP streaming. In the case of streaming same content to <text:soft-page-break/>different receivers at the same time, synchronization would be a really big issue for HTTP, since <text:span text:style-name="T68">it is hard to tell</text:span> the buffer size of <text:span text:style-name="T69">a</text:span> receiver. One more situation that HTTP can not solve is to transmit the data in real time, <text:s/><text:span text:style-name="T70">as required by </text:span>a screen mirroring <text:span text:style-name="T71">application</text:span>. In these <text:span text:style-name="T72">cases</text:span>, RTSP would be a better solution due to the fact that UDP is used and there is no buffer<text:span text:style-name="T73">ing</text:span> or retransmission of the same content.\\</text:p>
      <text:p text:style-name="P1">\\</text:p>
      <text:p text:style-name="P1"><text:span text:style-name="T74">To conclude</text:span>, both HTTP and RTSP will be used in the future home networking. For streaming recorded media, HTTP streaming h<text:span text:style-name="T75">olds the</text:span> advantage<text:span text:style-name="T75">s</text:span> due to the buffer system. On the other hand, for screen mirroring and <text:span text:style-name="T76">other usages where</text:span> the content needs to be synchronized <text:span text:style-name="T77">precisely</text:span>, RTP would be a better solution.</text:p>
      <text:p text:style-name="P1">\subsubsection{Internet of things}</text:p>
      <text:p text:style-name="P1">As more devices <text:span text:style-name="T79">acquires the capability to handle network based applications</text:span>, home <text:span text:style-name="T79">networks will see a dramatic growth in device types</text:span>. The multimedia home networking will move towards <text:span text:style-name="T80">the </text:span>Internet of Things, and all the data would be aggregated and can be accessed anywhere in the world. The solution for the future home networking would be an Internet connected wor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5:54:27.932881888</meta:creation-date>
    <dc:date>2015-04-28T22:44:52.141539868</dc:date>
    <meta:editing-duration>PT16H36M30S</meta:editing-duration>
    <meta:editing-cycles>1163</meta:editing-cycles>
    <meta:generator>LibreOffice/4.2.6.2$Linux_x86 LibreOffice_project/420m0$Build-2</meta:generator>
    <meta:document-statistic meta:table-count="0" meta:image-count="0" meta:object-count="0" meta:page-count="3" meta:paragraph-count="43" meta:word-count="1306" meta:character-count="8444" meta:non-whitespace-character-count="7176"/>
  </office:meta>
</office:document-meta>
</file>